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A5/3</text:p>
          </table:table-cell>
        </table:table-row>
        <table:table-row>
          <table:table-cell>
            <text:p>2G CS</text:p>
          </table:table-cell>
          <table:table-cell>
            <text:p>198</text:p>
          </table:table-cell>
          <table:table-cell table:style-name="BoldCell">
            <text:p text:style-name="HeaderPara">Pass</text:p>
          </table:table-cell>
          <table:table-cell>
            <text:p>198</text:p>
          </table:table-cell>
        </table:table-row>
        <table:table-row>
          <table:table-cell>
            <text:p>2G P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4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RRC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2G CS ID</text:p>
          </table:table-cell>
          <table:table-cell>
            <text:p>2025-10-03 22:06:0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07:1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08:1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09:2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0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1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2:3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3:4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4:4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5:5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6:5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8:0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19:0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0:1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1:1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2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22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23:3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4:3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5:4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6:4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7:5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28:5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30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31:0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31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32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33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34:2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35:2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35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36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37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2:37:09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38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39:5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40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40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42:0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43:0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44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45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2:45:08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45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46:2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47:2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48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49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50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51:4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52:5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53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2:53:47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54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2:54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2:54:23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2:55:0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56:1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57:1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58:2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2:59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00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01:3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02:4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03:4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04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05:0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05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07:0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08:0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08:3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3:08:40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09:1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09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10:2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12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12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3:12:47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13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14:4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15:4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16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16:5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17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17:5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19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19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20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20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21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22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22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23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24:2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24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25:3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26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3:26:20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26:4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27:4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28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28:5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29:5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1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2:0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3:1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4:1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5:2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35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3:35:3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36:3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7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8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39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40:4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41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41:5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43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44:0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45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46:1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47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47:2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48:2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49:3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50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51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51:4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52:4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53:5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54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56:0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56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3 23:56:20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3 23:57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58:1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3 23:59:2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3 23:59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00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01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02:3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03:4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04:4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05:5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06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08:0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08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08:22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09:1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0:1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1:1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2:2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3:2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4:3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5:4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6:4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7:5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18:5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19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19:2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20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21:0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22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23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24:2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24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25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26:3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27:4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28:4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28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29:04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29:5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30:5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31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32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32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32:37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33:0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34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34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34:49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35:1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36:2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37:2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37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37:42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38:3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39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39:4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40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41:4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42:5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44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45:0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45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45:24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46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46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46:4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47:1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47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47:38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48:2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49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50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51:3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52:4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53:4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54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54:5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55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0:56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0:56:2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0:57:0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58:0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0:59:1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00:2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01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02:3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03:3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04:4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05:4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1:06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1:06:5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1:07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1:07:5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09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0:0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1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1:11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1:11:24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1:12:2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3:2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4:2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5:3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6:4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7:4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1:19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1:19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19:5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1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2:0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3:1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4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1:24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1:24:4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1:25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6:2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7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8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29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1:30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PS ID</text:p>
          </table:table-cell>
          <table:table-cell>
            <text:p>2025-10-04 01:30:3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1:30:4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31:5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33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34:0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35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36:1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37:2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38:2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PS ID</text:p>
          </table:table-cell>
          <table:table-cell>
            <text:p>2025-10-04 01:38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60005</text:p>
          </table:table-cell>
        </table:table-row>
        <table:table-row>
          <table:table-cell>
            <text:p>2G CS ID</text:p>
          </table:table-cell>
          <table:table-cell>
            <text:p>2025-10-04 01:39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40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41:4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  <table:table-row>
          <table:table-cell>
            <text:p>2G CS ID</text:p>
          </table:table-cell>
          <table:table-cell>
            <text:p>2025-10-04 01:42:4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e051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201</text:p>
          </table:table-cell>
          <table:table-cell>
            <text:p>8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by confirmation pairing</text:p>
          </table:table-cell>
          <table:table-cell>
            <text:p>3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198</text:p>
          </table:table-cell>
          <table:table-cell>
            <text:p>6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nique IDs</text:p>
          </table:table-cell>
          <table:table-cell>
            <text:p>1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>0.9949</text:p>
          </table:table-cell>
          <table:table-cell table:style-name="BoldCell">
            <text:p text:style-name="HeaderPara">0.9855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>0.0000</text:p>
          </table:table-cell>
          <table:table-cell>
            <text:p>0.0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hannon H(values) [bits] (Miller–Madow)</text:p>
          </table:table-cell>
          <table:table-cell>
            <text:p>0.0000</text:p>
          </table:table-cell>
          <table:table-cell>
            <text:p>0.0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ucc. Hamming pair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bit width per ID [bits]</text:p>
          </table:table-cell>
          <table:table-cell>
            <text:p>32</text:p>
          </table:table-cell>
          <table:table-cell>
            <text:p>3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mean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mean fraction [0..1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z-sco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>32.0000</text:p>
          </table:table-cell>
          <table:table-cell>
            <text:p>68.0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nibbles df</text:p>
          </table:table-cell>
          <table:table-cell>
            <text:p>15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>6.53e-03</text:p>
          </table:table-cell>
          <table:table-cell table:style-name="BoldCell">
            <text:p text:style-name="HeaderPara">1.86e-08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>15.0000</text:p>
          </table:table-cell>
          <table:table-cell>
            <text:p>15.0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MSB (first nibble) df</text:p>
          </table:table-cell>
          <table:table-cell>
            <text:p>15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MSB (first nibble) p-value</text:p>
          </table:table-cell>
          <table:table-cell>
            <text:p>4.52e-01</text:p>
          </table:table-cell>
          <table:table-cell>
            <text:p>4.52e-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statistic</text:p>
          </table:table-cell>
          <table:table-cell>
            <text:p>15.0000</text:p>
          </table:table-cell>
          <table:table-cell>
            <text:p>15.0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df</text:p>
          </table:table-cell>
          <table:table-cell>
            <text:p>15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LSB (last nibble) p-value</text:p>
          </table:table-cell>
          <table:table-cell>
            <text:p>4.52e-01</text:p>
          </table:table-cell>
          <table:table-cell>
            <text:p>4.52e-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4</text:p>
          </table:table-cell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1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1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